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ce4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Officium Defunctorum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 office:value-type="float" office:value="976">
            <text:p>976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31">
            <text:p>31</text:p>
          </table:table-cell>
          <table:table-cell table:formula="of:=[.H1]" office:value-type="float" office:value="31">
            <text:p>31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31 /Title (Proprium de Tempore) /OUT pdfmark">
            <text:p>[ /Count -10 /Page 31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32">
            <text:p>32</text:p>
          </table:table-cell>
          <table:table-cell table:formula="of:=[.H2]" office:value-type="float" office:value="32">
            <text:p>32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2 /Title (Tempus Adventus) /OUT pdfmark">
            <text:p>[ /Count -6 /Page 32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  <table:table-cell table:formula="of:=[.H3]" office:value-type="float" office:value="32">
            <text:p>32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2 /Title (Dominica I Adventus) /OUT pdfmark">
            <text:p>[ /Page 32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  <table:table-cell table:formula="of:=[.H4]" office:value-type="float" office:value="37">
            <text:p>37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7 /Title (Dominica II Adventus) /OUT pdfmark">
            <text:p>[ /Page 37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  <table:table-cell table:formula="of:=[.H5]" office:value-type="float" office:value="42">
            <text:p>42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42 /Title (Dominica III Adventus) /OUT pdfmark">
            <text:p>[ /Page 42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47">
            <text:p>47</text:p>
          </table:table-cell>
          <table:table-cell table:formula="of:=[.H6]" office:value-type="float" office:value="47">
            <text:p>47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7 /Title (Antiphonae Majores) /OUT pdfmark">
            <text:p>[ /Page 47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  <table:table-cell table:formula="of:=[.H7]" office:value-type="float" office:value="49">
            <text:p>49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9 /Title (Dominica IV Adventus) /OUT pdfmark">
            <text:p>[ /Page 49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  <table:table-cell table:formula="of:=[.H8]" office:value-type="float" office:value="52">
            <text:p>52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2 /Title (in Vigilia Nativitatis Domini) /OUT pdfmark">
            <text:p>[ /Page 52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56">
            <text:p>56</text:p>
          </table:table-cell>
          <table:table-cell table:formula="of:=[.H9]" office:value-type="float" office:value="56">
            <text:p>56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6 /Title (Tempus Nativitatis) /OUT pdfmark">
            <text:p>[ /Count -10 /Page 56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  <table:table-cell table:formula="of:=[.H10]" office:value-type="float" office:value="56">
            <text:p>56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6 /Title (in Nativitate Domini) /OUT pdfmark">
            <text:p>[ /Page 56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  <table:table-cell table:formula="of:=[.H11]" office:value-type="float" office:value="64">
            <text:p>64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4 /Title (Dominica infra Oct. Nativitatis) /OUT pdfmark">
            <text:p>[ /Page 64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67">
            <text:p>67</text:p>
          </table:table-cell>
          <table:table-cell table:formula="of:=[.H12]" office:value-type="float" office:value="67">
            <text:p>67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7 /Title (Sancti Stephani) /OUT pdfmark">
            <text:p>[ /Page 67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70">
            <text:p>70</text:p>
          </table:table-cell>
          <table:table-cell table:formula="of:=[.H13]" office:value-type="float" office:value="70">
            <text:p>70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70 /Title (Sancti Joannis) /OUT pdfmark">
            <text:p>[ /Page 70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  <table:table-cell table:formula="of:=[.H14]" office:value-type="float" office:value="73">
            <text:p>73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3 /Title (Ss. Innocentium Martyrum) /OUT pdfmark">
            <text:p>[ /Page 73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  <table:table-cell table:formula="of:=[.H15]" office:value-type="float" office:value="77">
            <text:p>77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7 /Title (de V Die infra Oct. Nativitatis) /OUT pdfmark">
            <text:p>[ /Page 77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  <table:table-cell table:formula="of:=[.H16]" office:value-type="float" office:value="78">
            <text:p>78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8 /Title (de VI Die infra Oct. Nativitatis) /OUT pdfmark">
            <text:p>[ /Page 78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  <table:table-cell table:formula="of:=[.H17]" office:value-type="float" office:value="79">
            <text:p>79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9 /Title (de VII Die infra Oct. Nativitatis) /OUT pdfmark">
            <text:p>[ /Page 79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  <table:table-cell table:formula="of:=[.H18]" office:value-type="float" office:value="81">
            <text:p>81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81 /Title (in Octava Nativitatis Domini) /OUT pdfmark">
            <text:p>[ /Page 81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  <table:table-cell table:formula="of:=[.H19]" office:value-type="float" office:value="83">
            <text:p>83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3 /Title (Sanctissimi Nominis Jesu) /OUT pdfmark">
            <text:p>[ /Page 83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90">
            <text:p>90</text:p>
          </table:table-cell>
          <table:table-cell table:formula="of:=[.H20]" office:value-type="float" office:value="90">
            <text:p>90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90 /Title (Tempus Epiphaniae) /OUT pdfmark">
            <text:p>[ /Count -4 /Page 90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  <table:table-cell table:formula="of:=[.H21]" office:value-type="float" office:value="90">
            <text:p>90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90 /Title (in Epiphania Domini) /OUT pdfmark">
            <text:p>[ /Page 90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93">
            <text:p>93</text:p>
          </table:table-cell>
          <table:table-cell table:formula="of:=[.H22]" office:value-type="float" office:value="93">
            <text:p>93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93 /Title (Sanctae Familiae) /OUT pdfmark">
            <text:p>[ /Page 93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  <table:table-cell table:formula="of:=[.H23]" office:value-type="float" office:value="104">
            <text:p>104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4 /Title (Baptismatis D.N.J.C.) /OUT pdfmark">
            <text:p>[ /Page 104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  <table:table-cell table:formula="of:=[.H24]" office:value-type="float" office:value="105">
            <text:p>105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5 /Title (Dominica I Post Epiphaniam) /OUT pdfmark">
            <text:p>[ /Page 105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05">
            <text:p>105</text:p>
          </table:table-cell>
          <table:table-cell table:formula="of:=[.H25]" office:value-type="float" office:value="105">
            <text:p>105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5 /Title (Tempus Per Annum) /OUT pdfmark">
            <text:p>[ /Count -5 /Page 105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  <table:table-cell table:formula="of:=[.H26]" office:value-type="float" office:value="105">
            <text:p>105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5 /Title (Dominica II Post Epiphaniam) /OUT pdfmark">
            <text:p>[ /Page 105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  <table:table-cell table:formula="of:=[.H27]" office:value-type="float" office:value="106">
            <text:p>106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6 /Title (Dominica III Post Epiphaniam) /OUT pdfmark">
            <text:p>[ /Page 106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  <table:table-cell table:formula="of:=[.H28]" office:value-type="float" office:value="107">
            <text:p>107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7 /Title (Dominica IV Post Epiphaniam) /OUT pdfmark">
            <text:p>[ /Page 107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  <table:table-cell table:formula="of:=[.H29]" office:value-type="float" office:value="108">
            <text:p>108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8 /Title (Dominica V Post Epiphaniam) /OUT pdfmark">
            <text:p>[ /Page 108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  <table:table-cell table:formula="of:=[.H30]" office:value-type="float" office:value="109">
            <text:p>109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9 /Title (Dominica VI Post Epiphaniam) /OUT pdfmark">
            <text:p>[ /Page 109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110">
            <text:p>110</text:p>
          </table:table-cell>
          <table:table-cell table:formula="of:=[.H31]" office:value-type="float" office:value="110">
            <text:p>110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10 /Title (Tempus Septuagesimae) /OUT pdfmark">
            <text:p>[ /Count -3 /Page 110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  <table:table-cell table:formula="of:=[.H32]" office:value-type="float" office:value="110">
            <text:p>110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10 /Title (Dominica in Septuagesima) /OUT pdfmark">
            <text:p>[ /Page 110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  <table:table-cell table:formula="of:=[.H33]" office:value-type="float" office:value="114">
            <text:p>114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4 /Title (Dominica in Sexagesima) /OUT pdfmark">
            <text:p>[ /Page 114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  <table:table-cell table:formula="of:=[.H34]" office:value-type="float" office:value="118">
            <text:p>118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8 /Title (Dominica in Quinquagesima) /OUT pdfmark">
            <text:p>[ /Page 118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122">
            <text:p>122</text:p>
          </table:table-cell>
          <table:table-cell table:formula="of:=[.H35]" office:value-type="float" office:value="122">
            <text:p>122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22 /Title (Tempus Quadragesimae) /OUT pdfmark">
            <text:p>[ /Count -5 /Page 122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122">
            <text:p>122</text:p>
          </table:table-cell>
          <table:table-cell table:formula="of:=[.H36]" office:value-type="float" office:value="122">
            <text:p>122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22 /Title (Feria IV Cinerum) /OUT pdfmark">
            <text:p>[ /Page 122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  <table:table-cell table:formula="of:=[.H37]" office:value-type="float" office:value="125">
            <text:p>125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5 /Title (Dominica I in Quadragesima) /OUT pdfmark">
            <text:p>[ /Page 125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  <table:table-cell table:formula="of:=[.H38]" office:value-type="float" office:value="132">
            <text:p>132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32 /Title (Dominica II in Quadragesima) /OUT pdfmark">
            <text:p>[ /Page 132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  <table:table-cell table:formula="of:=[.H39]" office:value-type="float" office:value="140">
            <text:p>140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40 /Title (Dominica III in Quadragesima) /OUT pdfmark">
            <text:p>[ /Page 140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  <table:table-cell table:formula="of:=[.H40]" office:value-type="float" office:value="147">
            <text:p>147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7 /Title (Dominica IV in Quadragesima) /OUT pdfmark">
            <text:p>[ /Page 147 /Title (Dominica IV in Quadragesima) /OUT pdfmark</text:p>
          </table:table-cell>
        </table:table-row>
        <table:table-row table:style-name="ro2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55">
            <text:p>155</text:p>
          </table:table-cell>
          <table:table-cell table:formula="of:=[.H41]" office:value-type="float" office:value="155">
            <text:p>155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5 /Title (Tempus Passionis) /OUT pdfmark">
            <text:p>[ /Count -5 /Page 155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  <table:table-cell table:formula="of:=[.H42]" office:value-type="float" office:value="155">
            <text:p>155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5 /Title (Dominica I Passionis) /OUT pdfmark">
            <text:p>[ /Page 155 /Title (Dominica 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  <table:table-cell table:formula="of:=[.H43]" office:value-type="float" office:value="163">
            <text:p>163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63 /Title (Dominica II Passionis) /OUT pdfmark">
            <text:p>[ /Page 163 /Title (Dominica I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  <table:table-cell table:formula="of:=[.H44]" office:value-type="float" office:value="168">
            <text:p>168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8 /Title (Feria Quinta in Cena Domini) /OUT pdfmark">
            <text:p>[ /Page 168 /Title (Feria Quinta in Cen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  <table:table-cell table:formula="of:=[.H45]" office:value-type="float" office:value="171">
            <text:p>171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71 /Title (Feria Sexta in Passione) /OUT pdfmark">
            <text:p>[ /Page 171 /Title (Feria Sexta in Passion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73">
            <text:p>173</text:p>
          </table:table-cell>
          <table:table-cell table:formula="of:=[.H46]" office:value-type="float" office:value="173">
            <text:p>173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73 /Title (Sabbato Sancto) /OUT pdfmark">
            <text:p>[ /Page 173 /Title (Sabbato Sancto) /OUT pdfmark</text:p>
          </table:table-cell>
        </table:table-row>
        <table:table-row table:style-name="ro2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80">
            <text:p>180</text:p>
          </table:table-cell>
          <table:table-cell table:formula="of:=[.H47]" office:value-type="float" office:value="180">
            <text:p>180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80 /Title (Tempus Paschatis) /OUT pdfmark">
            <text:p>[ /Count -6 /Page 180 /Title (Tempus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  <table:table-cell table:formula="of:=[.H48]" office:value-type="float" office:value="180">
            <text:p>180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80 /Title (Dominica Resurrectionis) /OUT pdfmark">
            <text:p>[ /Page 180 /Title (Dominica Resurrect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  <table:table-cell table:formula="of:=[.H49]" office:value-type="float" office:value="187">
            <text:p>187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7 /Title (Dominica in Albis) /OUT pdfmark">
            <text:p>[ /Page 187 /Title (Dominica in Alb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  <table:table-cell table:formula="of:=[.H50]" office:value-type="float" office:value="191">
            <text:p>191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91 /Title (Dominica II Post Pascha) /OUT pdfmark">
            <text:p>[ /Page 191 /Title (Dominica 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  <table:table-cell table:formula="of:=[.H51]" office:value-type="float" office:value="195">
            <text:p>195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5 /Title (Dominica III Post Pascha) /OUT pdfmark">
            <text:p>[ /Page 195 /Title (Dominica I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  <table:table-cell table:formula="of:=[.H52]" office:value-type="float" office:value="200">
            <text:p>200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200 /Title (Dominica IV Post Pascha) /OUT pdfmark">
            <text:p>[ /Page 200 /Title (Dominica IV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  <table:table-cell table:formula="of:=[.H53]" office:value-type="float" office:value="204">
            <text:p>204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4 /Title (Dominica V Post Pascha) /OUT pdfmark">
            <text:p>[ /Page 204 /Title (Dominica V Post Pascha) /OUT pdfmark</text:p>
          </table:table-cell>
        </table:table-row>
        <table:table-row table:style-name="ro2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208">
            <text:p>208</text:p>
          </table:table-cell>
          <table:table-cell table:formula="of:=[.H54]" office:value-type="float" office:value="208">
            <text:p>208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8 /Title (Tempus Ascensionis) /OUT pdfmark">
            <text:p>[ /Count -2 /Page 208 /Title (Tempus Ascen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  <table:table-cell table:formula="of:=[.H55]" office:value-type="float" office:value="208">
            <text:p>208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8 /Title (in Ascensione Domini) /OUT pdfmark">
            <text:p>[ /Page 208 /Title (in Ascension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  <table:table-cell table:formula="of:=[.H56]" office:value-type="float" office:value="210">
            <text:p>210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10 /Title (Dominica Post Ascensionem) /OUT pdfmark">
            <text:p>[ /Page 210 /Title (Dominica Post Ascensionem) /OUT pdfmark</text:p>
          </table:table-cell>
        </table:table-row>
        <table:table-row table:style-name="ro2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222">
            <text:p>222</text:p>
          </table:table-cell>
          <table:table-cell table:formula="of:=[.H57]" office:value-type="float" office:value="222">
            <text:p>222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22 /Title (Tempus Per Annum) /OUT pdfmark">
            <text:p>[ /Count -31 /Page 222 /Title (Tempus Per An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  <table:table-cell table:formula="of:=[.H58]" office:value-type="float" office:value="222">
            <text:p>222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22 /Title (in Festo Sanctissimae Trinitatis) /OUT pdfmark">
            <text:p>[ /Page 222 /Title (in Festo Sanctissimae Trinitat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  <table:table-cell table:formula="of:=[.H59]" office:value-type="float" office:value="231">
            <text:p>231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31 /Title (in Festo Sanctissimi Corporis Christi) /OUT pdfmark">
            <text:p>[ /Page 231 /Title (in Festo Sanctissimi Corporis Christ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  <table:table-cell table:formula="of:=[.H60]" office:value-type="float" office:value="240">
            <text:p>240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40 /Title (Dominica II Post Pentecosten) /OUT pdfmark">
            <text:p>[ /Page 240 /Title (Dominica 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  <table:table-cell table:formula="of:=[.H61]" office:value-type="float" office:value="241">
            <text:p>241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41 /Title (in Festo Sanctissimi Cordis Jesu) /OUT pdfmark">
            <text:p>[ /Page 241 /Title (in Festo Sanctissimi Cordis Jesu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  <table:table-cell table:formula="of:=[.H62]" office:value-type="float" office:value="251">
            <text:p>251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51 /Title (Dominica III Post Pentecosten) /OUT pdfmark">
            <text:p>[ /Page 251 /Title (Dominica 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  <table:table-cell table:formula="of:=[.H63]" office:value-type="float" office:value="252">
            <text:p>252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52 /Title (Dominica IV Post Pentecosten) /OUT pdfmark">
            <text:p>[ /Page 252 /Title (Dominica 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  <table:table-cell table:formula="of:=[.H64]" office:value-type="float" office:value="252">
            <text:p>252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52 /Title (Dominica V Post Pentecosten) /OUT pdfmark">
            <text:p>[ /Page 252 /Title (Dominica 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  <table:table-cell table:formula="of:=[.H65]" office:value-type="float" office:value="254">
            <text:p>254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4 /Title (Dominica VI Post Pentecosten) /OUT pdfmark">
            <text:p>[ /Page 254 /Title (Dominica 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  <table:table-cell table:formula="of:=[.H66]" office:value-type="float" office:value="255">
            <text:p>255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5 /Title (Dominica VII Post Pentecosten) /OUT pdfmark">
            <text:p>[ /Page 255 /Title (Dominica 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  <table:table-cell table:formula="of:=[.H67]" office:value-type="float" office:value="256">
            <text:p>256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6 /Title (Dominica VIII Post Pentecosten) /OUT pdfmark">
            <text:p>[ /Page 256 /Title (Dominica 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  <table:table-cell table:formula="of:=[.H68]" office:value-type="float" office:value="257">
            <text:p>257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7 /Title (Dominica IX Post Pentecosten) /OUT pdfmark">
            <text:p>[ /Page 257 /Title (Dominica 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  <table:table-cell table:formula="of:=[.H69]" office:value-type="float" office:value="258">
            <text:p>258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8 /Title (Dominica X Post Pentecosten) /OUT pdfmark">
            <text:p>[ /Page 258 /Title (Dominica 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  <table:table-cell table:formula="of:=[.H70]" office:value-type="float" office:value="259">
            <text:p>259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9 /Title (Dominica XI Post Pentecosten) /OUT pdfmark">
            <text:p>[ /Page 259 /Title (Dominica XI Post Pentecosten) /OUT pdfmark</text:p>
          </table:table-cell>
        </table:table-row>
        <table:table-row table:style-name="ro2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  <table:table-cell table:formula="of:=[.H71]" office:value-type="float" office:value="260">
            <text:p>260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60 /Title (Dominica I Augusti) /OUT pdfmark">
            <text:p>[ /Count -19 /Page 260 /Title (Dominica 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  <table:table-cell table:formula="of:=[.H72]" office:value-type="float" office:value="260">
            <text:p>260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60 /Title (Dominica II Augusti) /OUT pdfmark">
            <text:p>[ /Page 260 /Title (Dominica 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  <table:table-cell table:formula="of:=[.H73]" office:value-type="float" office:value="261">
            <text:p>261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61 /Title (Dominica III Augusti) /OUT pdfmark">
            <text:p>[ /Page 261 /Title (Dominica I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  <table:table-cell table:formula="of:=[.H74]" office:value-type="float" office:value="261">
            <text:p>261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61 /Title (Dominica IV Augusti) /OUT pdfmark">
            <text:p>[ /Page 261 /Title (Dominica I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  <table:table-cell table:formula="of:=[.H75]" office:value-type="float" office:value="261">
            <text:p>261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61 /Title (Dominica V Augusti) /OUT pdfmark">
            <text:p>[ /Page 261 /Title (Dominica 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  <table:table-cell table:formula="of:=[.H76]" office:value-type="float" office:value="262">
            <text:p>262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62 /Title (Dominica I Septembris) /OUT pdfmark">
            <text:p>[ /Page 262 /Title (Dominica 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  <table:table-cell table:formula="of:=[.H77]" office:value-type="float" office:value="262">
            <text:p>262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62 /Title (Dominica II Septembris) /OUT pdfmark">
            <text:p>[ /Page 262 /Title (Dominica 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  <table:table-cell table:formula="of:=[.H78]" office:value-type="float" office:value="263">
            <text:p>263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63 /Title (Dominica III Septembris) /OUT pdfmark">
            <text:p>[ /Page 263 /Title (Dominica I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  <table:table-cell table:formula="of:=[.H79]" office:value-type="float" office:value="265">
            <text:p>265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5 /Title (Dominica IV Septembris) /OUT pdfmark">
            <text:p>[ /Page 265 /Title (Dominica I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  <table:table-cell table:formula="of:=[.H80]" office:value-type="float" office:value="265">
            <text:p>265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5 /Title (Dominica V Septembris) /OUT pdfmark">
            <text:p>[ /Page 265 /Title (Dominica 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  <table:table-cell table:formula="of:=[.H81]" office:value-type="float" office:value="265">
            <text:p>265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5 /Title (Dominica I Octobris) /OUT pdfmark">
            <text:p>[ /Page 265 /Title (Dominica 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  <table:table-cell table:formula="of:=[.H82]" office:value-type="float" office:value="266">
            <text:p>266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6 /Title (Dominica II Octobris) /OUT pdfmark">
            <text:p>[ /Page 266 /Title (Dominica 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  <table:table-cell table:formula="of:=[.H83]" office:value-type="float" office:value="266">
            <text:p>266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6 /Title (Dominica III Octobris) /OUT pdfmark">
            <text:p>[ /Page 266 /Title (Dominica I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  <table:table-cell table:formula="of:=[.H84]" office:value-type="float" office:value="267">
            <text:p>267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7 /Title (Dominica IV Octobris) /OUT pdfmark">
            <text:p>[ /Page 267 /Title (Dominica I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  <table:table-cell table:formula="of:=[.H85]" office:value-type="float" office:value="267">
            <text:p>267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7 /Title (Dominica V Octobris) /OUT pdfmark">
            <text:p>[ /Page 267 /Title (Dominica 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  <table:table-cell table:formula="of:=[.H86]" office:value-type="float" office:value="267">
            <text:p>267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7 /Title (Dominica I Novembris) /OUT pdfmark">
            <text:p>[ /Page 267 /Title (Dominica 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  <table:table-cell table:formula="of:=[.H87]" office:value-type="float" office:value="268">
            <text:p>268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8 /Title (Dominica II Novembris) /OUT pdfmark">
            <text:p>[ /Page 268 /Title (Dominica 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  <table:table-cell table:formula="of:=[.H88]" office:value-type="float" office:value="268">
            <text:p>268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8 /Title (Dominica III Novembris) /OUT pdfmark">
            <text:p>[ /Page 268 /Title (Dominica I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  <table:table-cell table:formula="of:=[.H89]" office:value-type="float" office:value="268">
            <text:p>268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8 /Title (Dominica IV Novembris) /OUT pdfmark">
            <text:p>[ /Page 268 /Title (Dominica I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  <table:table-cell table:formula="of:=[.H90]" office:value-type="float" office:value="269">
            <text:p>269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9 /Title (Dominica V Novembris) /OUT pdfmark">
            <text:p>[ /Page 269 /Title (Dominica 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  <table:table-cell table:formula="of:=[.H91]" office:value-type="float" office:value="269">
            <text:p>269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9 /Title (Dominica XII Post Pentecosten) /OUT pdfmark">
            <text:p>[ /Page 269 /Title (Dominica 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  <table:table-cell table:formula="of:=[.H92]" office:value-type="float" office:value="270">
            <text:p>270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70 /Title (Dominica XIII Post Pentecosten) /OUT pdfmark">
            <text:p>[ /Page 270 /Title (Dominica 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  <table:table-cell table:formula="of:=[.H93]" office:value-type="float" office:value="271">
            <text:p>271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71 /Title (Dominica XIV Post Pentecosten) /OUT pdfmark">
            <text:p>[ /Page 271 /Title (Dominica X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  <table:table-cell table:formula="of:=[.H94]" office:value-type="float" office:value="272">
            <text:p>272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72 /Title (Dominica XV Post Pentecosten) /OUT pdfmark">
            <text:p>[ /Page 272 /Title (Dominica X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  <table:table-cell table:formula="of:=[.H95]" office:value-type="float" office:value="272">
            <text:p>272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72 /Title (Dominica XVI Post Pentecosten) /OUT pdfmark">
            <text:p>[ /Page 272 /Title (Dominica X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  <table:table-cell table:formula="of:=[.H96]" office:value-type="float" office:value="273">
            <text:p>273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73 /Title (Dominica XVII Post Pentecosten) /OUT pdfmark">
            <text:p>[ /Page 273 /Title (Dominica X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  <table:table-cell table:formula="of:=[.H97]" office:value-type="float" office:value="274">
            <text:p>274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4 /Title (Dominica XVIII Post Pentecosten) /OUT pdfmark">
            <text:p>[ /Page 274 /Title (Dominica X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  <table:table-cell table:formula="of:=[.H98]" office:value-type="float" office:value="275">
            <text:p>275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5 /Title (Dominica XIX Post Pentecosten) /OUT pdfmark">
            <text:p>[ /Page 275 /Title (Dominica X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  <table:table-cell table:formula="of:=[.H99]" office:value-type="float" office:value="276">
            <text:p>276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6 /Title (Dominica XX Post Pentecosten) /OUT pdfmark">
            <text:p>[ /Page 276 /Title (Dominica X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  <table:table-cell table:formula="of:=[.H100]" office:value-type="float" office:value="277">
            <text:p>277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7 /Title (Dominica XXI Post Pentecosten) /OUT pdfmark">
            <text:p>[ /Page 277 /Title (Dominica XX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  <table:table-cell table:formula="of:=[.H101]" office:value-type="float" office:value="278">
            <text:p>278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8 /Title (Dominica XXII Post Pentecosten) /OUT pdfmark">
            <text:p>[ /Page 278 /Title (Dominica X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  <table:table-cell table:formula="of:=[.H102]" office:value-type="float" office:value="278">
            <text:p>278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8 /Title (Dominica XXIII Post Pentecosten) /OUT pdfmark">
            <text:p>[ /Page 278 /Title (Dominica X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  <table:table-cell table:formula="of:=[.H103]" office:value-type="float" office:value="280">
            <text:p>280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80 /Title (Dominica III Post Epiphaniam) /OUT pdfmark">
            <text:p>[ /Page 280 /Title (Dominica II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  <table:table-cell table:formula="of:=[.H104]" office:value-type="float" office:value="280">
            <text:p>280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80 /Title (Dominica IV Post Epiphaniam) /OUT pdfmark">
            <text:p>[ /Page 280 /Title (Dominica I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  <table:table-cell table:formula="of:=[.H105]" office:value-type="float" office:value="281">
            <text:p>281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81 /Title (Dominica V Post Epiphaniam) /OUT pdfmark">
            <text:p>[ /Page 281 /Title (Dominica 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  <table:table-cell table:formula="of:=[.H106]" office:value-type="float" office:value="282">
            <text:p>282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82 /Title (Dominica VI Post Epiphaniam) /OUT pdfmark">
            <text:p>[ /Page 282 /Title (Dominica V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  <table:table-cell table:formula="of:=[.H107]" office:value-type="float" office:value="283">
            <text:p>283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83 /Title (Dominica XXIV et Ultima) /OUT pdfmark">
            <text:p>[ /Page 283 /Title (Dominica XXIV et Ultima) /OUT pdfmark</text:p>
          </table:table-cell>
        </table:table-row>
        <table:table-row table:style-name="ro2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85">
            <text:p>285</text:p>
          </table:table-cell>
          <table:table-cell table:formula="of:=[.H108]" office:value-type="float" office:value="285">
            <text:p>285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5 /Title (Ordinarium Divini Officii) /OUT pdfmark">
            <text:p>[ /Count -16 /Page 285 /Title (Ordinarium Divini Offic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86">
            <text:p>286</text:p>
          </table:table-cell>
          <table:table-cell table:formula="of:=[.H109]" office:value-type="float" office:value="286">
            <text:p>286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6 /Title (ad Matutinum) /OUT pdfmark">
            <text:p>[ /Page 286 /Title (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91">
            <text:p>291</text:p>
          </table:table-cell>
          <table:table-cell table:formula="of:=[.H110]" office:value-type="float" office:value="291">
            <text:p>291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91 /Title (ad Laudes) /OUT pdfmark">
            <text:p>[ /Page 291 /Title (ad Laud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94">
            <text:p>294</text:p>
          </table:table-cell>
          <table:table-cell table:formula="of:=[.H111]" office:value-type="float" office:value="294">
            <text:p>294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4 /Title (ad Primam) /OUT pdfmark">
            <text:p>[ /Page 294 /Title (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300">
            <text:p>300</text:p>
          </table:table-cell>
          <table:table-cell table:formula="of:=[.H112]" office:value-type="float" office:value="300">
            <text:p>300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300 /Title (ad Tertiam) /OUT pdfmark">
            <text:p>[ /Page 300 /Title (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302">
            <text:p>302</text:p>
          </table:table-cell>
          <table:table-cell table:formula="of:=[.H113]" office:value-type="float" office:value="302">
            <text:p>302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302 /Title (ad Sextam) /OUT pdfmark">
            <text:p>[ /Page 302 /Title (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303">
            <text:p>303</text:p>
          </table:table-cell>
          <table:table-cell table:formula="of:=[.H114]" office:value-type="float" office:value="303">
            <text:p>303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303 /Title (ad Nonam) /OUT pdfmark">
            <text:p>[ /Page 303 /Title (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305">
            <text:p>305</text:p>
          </table:table-cell>
          <table:table-cell table:formula="of:=[.H115]" office:value-type="float" office:value="305">
            <text:p>305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5 /Title (ad Vesperas) /OUT pdfmark">
            <text:p>[ /Page 305 /Title (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308">
            <text:p>308</text:p>
          </table:table-cell>
          <table:table-cell table:formula="of:=[.H116]" office:value-type="float" office:value="308">
            <text:p>308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8 /Title (ad Completorium) /OUT pdfmark">
            <text:p>[ /Page 308 /Title (ad Completori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316">
            <text:p>316</text:p>
          </table:table-cell>
          <table:table-cell table:formula="of:=[.H117]" office:value-type="float" office:value="316">
            <text:p>316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6 /Title (Tempore Adventus) /OUT pdfmark">
            <text:p>[ /Page 316 /Title (Tempore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  <table:table-cell table:formula="of:=[.H118]" office:value-type="float" office:value="320">
            <text:p>320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20 /Title (Tempore Nativitatis) /OUT pdfmark">
            <text:p>[ /Page 320 /Title (Tempore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  <table:table-cell table:formula="of:=[.H119]" office:value-type="float" office:value="325">
            <text:p>325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5 /Title (Tempore Epiphaniae) /OUT pdfmark">
            <text:p>[ /Page 325 /Title (Tempore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  <table:table-cell table:formula="of:=[.H120]" office:value-type="float" office:value="329">
            <text:p>329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9 /Title (Tempore Septuagesimae) /OUT pdfmark">
            <text:p>[ /Page 329 /Title (Tempore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  <table:table-cell table:formula="of:=[.H121]" office:value-type="float" office:value="329">
            <text:p>329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9 /Title (Tempore Quadragesimae) /OUT pdfmark">
            <text:p>[ /Page 329 /Title (Tempore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33">
            <text:p>333</text:p>
          </table:table-cell>
          <table:table-cell table:formula="of:=[.H122]" office:value-type="float" office:value="333">
            <text:p>333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33 /Title (Tempus Passionis) /OUT pdfmark">
            <text:p>[ /Page 333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  <table:table-cell table:formula="of:=[.H123]" office:value-type="float" office:value="337">
            <text:p>337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7 /Title (Tempore Paschatis) /OUT pdfmark">
            <text:p>[ /Page 337 /Title (Tempore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  <table:table-cell table:formula="of:=[.H124]" office:value-type="float" office:value="342">
            <text:p>342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42 /Title (Tempore Ascensionis) /OUT pdfmark">
            <text:p>[ /Page 342 /Title (Tempore Ascensionis) /OUT pdfmark</text:p>
          </table:table-cell>
        </table:table-row>
        <table:table-row table:style-name="ro2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47">
            <text:p>347</text:p>
          </table:table-cell>
          <table:table-cell table:formula="of:=[.H125]" office:value-type="float" office:value="347">
            <text:p>347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7 /Title (Psalterium Breviarii Romani) /OUT pdfmark">
            <text:p>[ /Count -7 /Page 347 /Title (Psalterium Breviarii Romani) /OUT pdfmark</text:p>
          </table:table-cell>
        </table:table-row>
        <table:table-row table:style-name="ro2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  <table:table-cell table:formula="of:=[.H126]" office:value-type="float" office:value="348">
            <text:p>348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8 /Title (Dominica ad Matutinum) /OUT pdfmark">
            <text:p>[ /Count -8 /Page 348 /Title (Dominic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  <table:table-cell table:formula="of:=[.H127]" office:value-type="float" office:value="355">
            <text:p>355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5 /Title (Dominica ad Laudes I) /OUT pdfmark">
            <text:p>[ /Page 355 /Title (Dominic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  <table:table-cell table:formula="of:=[.H128]" office:value-type="float" office:value="362">
            <text:p>362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62 /Title (Dominica ad Laudes II) /OUT pdfmark">
            <text:p>[ /Page 362 /Title (Dominic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  <table:table-cell table:formula="of:=[.H129]" office:value-type="float" office:value="368">
            <text:p>368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8 /Title (Dominica ad Primam) /OUT pdfmark">
            <text:p>[ /Page 368 /Title (Dominic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  <table:table-cell table:formula="of:=[.H130]" office:value-type="float" office:value="373">
            <text:p>373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3 /Title (Dominica ad Tertiam) /OUT pdfmark">
            <text:p>[ /Page 373 /Title (Dominic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  <table:table-cell table:formula="of:=[.H131]" office:value-type="float" office:value="378">
            <text:p>378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8 /Title (Dominica ad Sextam) /OUT pdfmark">
            <text:p>[ /Page 378 /Title (Dominic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  <table:table-cell table:formula="of:=[.H132]" office:value-type="float" office:value="382">
            <text:p>382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82 /Title (Dominica ad Nonam) /OUT pdfmark">
            <text:p>[ /Page 382 /Title (Dominic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  <table:table-cell table:formula="of:=[.H133]" office:value-type="float" office:value="386">
            <text:p>386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6 /Title (Dominica ad II Vesperas) /OUT pdfmark">
            <text:p>[ /Page 386 /Title (Dominica ad II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  <table:table-cell table:formula="of:=[.H134]" office:value-type="float" office:value="395">
            <text:p>395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5 /Title (Dominica ad Completorium) /OUT pdfmark">
            <text:p>[ /Page 395 /Title (Dominica ad Completorium) /OUT pdfmark</text:p>
          </table:table-cell>
        </table:table-row>
        <table:table-row table:style-name="ro2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  <table:table-cell table:formula="of:=[.H135]" office:value-type="float" office:value="398">
            <text:p>398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8 /Title (Feria secunda ad Matutinum) /OUT pdfmark">
            <text:p>[ /Count -8 /Page 398 /Title (Feria secund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  <table:table-cell table:formula="of:=[.H136]" office:value-type="float" office:value="408">
            <text:p>408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8 /Title (Feria secunda ad Laudes I) /OUT pdfmark">
            <text:p>[ /Page 408 /Title (Feria secund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  <table:table-cell table:formula="of:=[.H137]" office:value-type="float" office:value="413">
            <text:p>413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3 /Title (Feria secunda ad Laudes II) /OUT pdfmark">
            <text:p>[ /Page 413 /Title (Feria secund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  <table:table-cell table:formula="of:=[.H138]" office:value-type="float" office:value="420">
            <text:p>420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20 /Title (Feria secunda ad Primam) /OUT pdfmark">
            <text:p>[ /Page 420 /Title (Feria secund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  <table:table-cell table:formula="of:=[.H139]" office:value-type="float" office:value="423">
            <text:p>423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23 /Title (Feria secunda ad Tertiam) /OUT pdfmark">
            <text:p>[ /Page 423 /Title (Feria secund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  <table:table-cell table:formula="of:=[.H140]" office:value-type="float" office:value="426">
            <text:p>426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6 /Title (Feria secunda ad Sextam) /OUT pdfmark">
            <text:p>[ /Page 426 /Title (Feria secund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  <table:table-cell table:formula="of:=[.H141]" office:value-type="float" office:value="429">
            <text:p>429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9 /Title (Feria secunda ad Nonam) /OUT pdfmark">
            <text:p>[ /Page 429 /Title (Feria secund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  <table:table-cell table:formula="of:=[.H142]" office:value-type="float" office:value="432">
            <text:p>432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32 /Title (Feria secunda ad Vesperas) /OUT pdfmark">
            <text:p>[ /Page 432 /Title (Feria secund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  <table:table-cell table:formula="of:=[.H143]" office:value-type="float" office:value="436">
            <text:p>436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6 /Title (Feria secunda ad Completorium) /OUT pdfmark">
            <text:p>[ /Page 436 /Title (Feria secunda ad Completorium) /OUT pdfmark</text:p>
          </table:table-cell>
        </table:table-row>
        <table:table-row table:style-name="ro2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  <table:table-cell table:formula="of:=[.H144]" office:value-type="float" office:value="439">
            <text:p>439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9 /Title (Feria tertia ad Matutinum) /OUT pdfmark">
            <text:p>[ /Count -8 /Page 439 /Title (Feria terti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  <table:table-cell table:formula="of:=[.H145]" office:value-type="float" office:value="448">
            <text:p>448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8 /Title (Feria tertia ad Laudes I) /OUT pdfmark">
            <text:p>[ /Page 448 /Title (Feria terti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  <table:table-cell table:formula="of:=[.H146]" office:value-type="float" office:value="454">
            <text:p>454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4 /Title (Feria tertia ad Laudes II) /OUT pdfmark">
            <text:p>[ /Page 454 /Title (Feria terti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  <table:table-cell table:formula="of:=[.H147]" office:value-type="float" office:value="462">
            <text:p>462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62 /Title (Feria tertia ad Primam) /OUT pdfmark">
            <text:p>[ /Page 462 /Title (Feria terti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  <table:table-cell table:formula="of:=[.H148]" office:value-type="float" office:value="464">
            <text:p>464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4 /Title (Feria tertia ad Tertiam) /OUT pdfmark">
            <text:p>[ /Page 464 /Title (Feria terti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  <table:table-cell table:formula="of:=[.H149]" office:value-type="float" office:value="467">
            <text:p>467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7 /Title (Feria tertia ad Sextam) /OUT pdfmark">
            <text:p>[ /Page 467 /Title (Feria terti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  <table:table-cell table:formula="of:=[.H150]" office:value-type="float" office:value="470">
            <text:p>470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70 /Title (Feria tertia ad Nonam) /OUT pdfmark">
            <text:p>[ /Page 470 /Title (Feria terti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  <table:table-cell table:formula="of:=[.H151]" office:value-type="float" office:value="473">
            <text:p>473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73 /Title (Feria tertia ad Vesperas) /OUT pdfmark">
            <text:p>[ /Page 473 /Title (Feria terti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  <table:table-cell table:formula="of:=[.H152]" office:value-type="float" office:value="477">
            <text:p>477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7 /Title (Feria tertia ad Completorium) /OUT pdfmark">
            <text:p>[ /Page 477 /Title (Feria tertia ad Completorium) /OUT pdfmark</text:p>
          </table:table-cell>
        </table:table-row>
        <table:table-row table:style-name="ro2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  <table:table-cell table:formula="of:=[.H153]" office:value-type="float" office:value="479">
            <text:p>479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9 /Title (Feria quarta ad Matutinum) /OUT pdfmark">
            <text:p>[ /Count -8 /Page 479 /Title (Feria quar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  <table:table-cell table:formula="of:=[.H154]" office:value-type="float" office:value="491">
            <text:p>491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91 /Title (Feria quarta ad Laudes I) /OUT pdfmark">
            <text:p>[ /Page 491 /Title (Feria quar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  <table:table-cell table:formula="of:=[.H155]" office:value-type="float" office:value="496">
            <text:p>496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6 /Title (Feria quarta ad Laudes II) /OUT pdfmark">
            <text:p>[ /Page 496 /Title (Feria quar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  <table:table-cell table:formula="of:=[.H156]" office:value-type="float" office:value="504">
            <text:p>504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4 /Title (Feria quarta ad Primam) /OUT pdfmark">
            <text:p>[ /Page 504 /Title (Feria quar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  <table:table-cell table:formula="of:=[.H157]" office:value-type="float" office:value="507">
            <text:p>507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7 /Title (Feria quarta ad Tertiam) /OUT pdfmark">
            <text:p>[ /Page 507 /Title (Feria quar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  <table:table-cell table:formula="of:=[.H158]" office:value-type="float" office:value="510">
            <text:p>510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10 /Title (Feria quarta ad Sextam) /OUT pdfmark">
            <text:p>[ /Page 510 /Title (Feria quar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  <table:table-cell table:formula="of:=[.H159]" office:value-type="float" office:value="514">
            <text:p>514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4 /Title (Feria quarta ad Nonam) /OUT pdfmark">
            <text:p>[ /Page 514 /Title (Feria quar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  <table:table-cell table:formula="of:=[.H160]" office:value-type="float" office:value="517">
            <text:p>517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7 /Title (Feria quarta ad Vesperas) /OUT pdfmark">
            <text:p>[ /Page 517 /Title (Feria quar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  <table:table-cell table:formula="of:=[.H161]" office:value-type="float" office:value="521">
            <text:p>521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21 /Title (Feria quarta ad Completorium) /OUT pdfmark">
            <text:p>[ /Page 521 /Title (Feria quarta ad Completorium) /OUT pdfmark</text:p>
          </table:table-cell>
        </table:table-row>
        <table:table-row table:style-name="ro2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  <table:table-cell table:formula="of:=[.H162]" office:value-type="float" office:value="524">
            <text:p>524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4 /Title (Feria quinta ad Matutinum) /OUT pdfmark">
            <text:p>[ /Count -8 /Page 524 /Title (Feria quin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  <table:table-cell table:formula="of:=[.H163]" office:value-type="float" office:value="534">
            <text:p>534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4 /Title (Feria quinta ad Laudes I) /OUT pdfmark">
            <text:p>[ /Page 534 /Title (Feria quin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  <table:table-cell table:formula="of:=[.H164]" office:value-type="float" office:value="540">
            <text:p>540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40 /Title (Feria quinta ad Laudes II) /OUT pdfmark">
            <text:p>[ /Page 540 /Title (Feria quin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  <table:table-cell table:formula="of:=[.H165]" office:value-type="float" office:value="548">
            <text:p>548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8 /Title (Feria quinta ad Primam) /OUT pdfmark">
            <text:p>[ /Page 548 /Title (Feria quin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  <table:table-cell table:formula="of:=[.H166]" office:value-type="float" office:value="551">
            <text:p>551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51 /Title (Feria quinta ad Tertiam) /OUT pdfmark">
            <text:p>[ /Page 551 /Title (Feria quin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  <table:table-cell table:formula="of:=[.H167]" office:value-type="float" office:value="554">
            <text:p>554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4 /Title (Feria quinta ad Sextam) /OUT pdfmark">
            <text:p>[ /Page 554 /Title (Feria quin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  <table:table-cell table:formula="of:=[.H168]" office:value-type="float" office:value="556">
            <text:p>556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6 /Title (Feria quinta ad Nonam) /OUT pdfmark">
            <text:p>[ /Page 556 /Title (Feria quin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  <table:table-cell table:formula="of:=[.H169]" office:value-type="float" office:value="559">
            <text:p>559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9 /Title (Feria quinta ad Vesperas) /OUT pdfmark">
            <text:p>[ /Page 559 /Title (Feria quin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  <table:table-cell table:formula="of:=[.H170]" office:value-type="float" office:value="564">
            <text:p>564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4 /Title (Feria quinta ad Completorium) /OUT pdfmark">
            <text:p>[ /Page 564 /Title (Feria quinta ad Completorium) /OUT pdfmark</text:p>
          </table:table-cell>
        </table:table-row>
        <table:table-row table:style-name="ro2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  <table:table-cell table:formula="of:=[.H171]" office:value-type="float" office:value="567">
            <text:p>567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7 /Title (Feria sexta ad Matutinum) /OUT pdfmark">
            <text:p>[ /Count -8 /Page 567 /Title (Feria sex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  <table:table-cell table:formula="of:=[.H172]" office:value-type="float" office:value="577">
            <text:p>577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7 /Title (Feria sexta ad Laudes I) /OUT pdfmark">
            <text:p>[ /Page 577 /Title (Feria sex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  <table:table-cell table:formula="of:=[.H173]" office:value-type="float" office:value="584">
            <text:p>584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4 /Title (Feria sexta ad Laudes II) /OUT pdfmark">
            <text:p>[ /Page 584 /Title (Feria sex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  <table:table-cell table:formula="of:=[.H174]" office:value-type="float" office:value="592">
            <text:p>592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92 /Title (Feria sexta ad Primam) /OUT pdfmark">
            <text:p>[ /Page 592 /Title (Feria sex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  <table:table-cell table:formula="of:=[.H175]" office:value-type="float" office:value="595">
            <text:p>595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5 /Title (Feria sexta ad Tertiam) /OUT pdfmark">
            <text:p>[ /Page 595 /Title (Feria sex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  <table:table-cell table:formula="of:=[.H176]" office:value-type="float" office:value="598">
            <text:p>598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8 /Title (Feria sexta ad Sextam) /OUT pdfmark">
            <text:p>[ /Page 598 /Title (Feria sex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  <table:table-cell table:formula="of:=[.H177]" office:value-type="float" office:value="600">
            <text:p>600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600 /Title (Feria sexta ad Nonam) /OUT pdfmark">
            <text:p>[ /Page 600 /Title (Feria sex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  <table:table-cell table:formula="of:=[.H178]" office:value-type="float" office:value="605">
            <text:p>605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5 /Title (Feria sexta ad Vesperas) /OUT pdfmark">
            <text:p>[ /Page 605 /Title (Feria sex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  <table:table-cell table:formula="of:=[.H179]" office:value-type="float" office:value="611">
            <text:p>611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11 /Title (Feria sexta ad Completorium) /OUT pdfmark">
            <text:p>[ /Page 611 /Title (Feria sexta ad Completorium) /OUT pdfmark</text:p>
          </table:table-cell>
        </table:table-row>
        <table:table-row table:style-name="ro2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  <table:table-cell table:formula="of:=[.H180]" office:value-type="float" office:value="614">
            <text:p>614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4 /Title (Sabbato ad Matutinum) /OUT pdfmark">
            <text:p>[ /Count -8 /Page 614 /Title (Sabbato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  <table:table-cell table:formula="of:=[.H181]" office:value-type="float" office:value="625">
            <text:p>625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5 /Title (Sabbato ad Laudes I) /OUT pdfmark">
            <text:p>[ /Page 625 /Title (Sabbato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  <table:table-cell table:formula="of:=[.H182]" office:value-type="float" office:value="630">
            <text:p>630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30 /Title (Sabbato ad Laudes II) /OUT pdfmark">
            <text:p>[ /Page 630 /Title (Sabbato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  <table:table-cell table:formula="of:=[.H183]" office:value-type="float" office:value="639">
            <text:p>639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9 /Title (Sabbato ad Primam) /OUT pdfmark">
            <text:p>[ /Page 639 /Title (Sabbato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  <table:table-cell table:formula="of:=[.H184]" office:value-type="float" office:value="643">
            <text:p>643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3 /Title (Sabbato ad Tertiam) /OUT pdfmark">
            <text:p>[ /Page 643 /Title (Sabbato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  <table:table-cell table:formula="of:=[.H185]" office:value-type="float" office:value="646">
            <text:p>646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6 /Title (Sabbato ad Sextam) /OUT pdfmark">
            <text:p>[ /Page 646 /Title (Sabbato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  <table:table-cell table:formula="of:=[.H186]" office:value-type="float" office:value="649">
            <text:p>649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9 /Title (Sabbato ad Nonam) /OUT pdfmark">
            <text:p>[ /Page 649 /Title (Sabbato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  <table:table-cell table:formula="of:=[.H187]" office:value-type="float" office:value="652">
            <text:p>652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52 /Title (ad I Vesperas Dominicae) /OUT pdfmark">
            <text:p>[ /Page 652 /Title (ad I Vesperas Dominic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  <table:table-cell table:formula="of:=[.H188]" office:value-type="float" office:value="657">
            <text:p>657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7 /Title (Sabbato ad Completorium) /OUT pdfmark">
            <text:p>[ /Page 657 /Title (Sabbato ad Completorium) /OUT pdfmark</text:p>
          </table:table-cell>
        </table:table-row>
        <table:table-row table:style-name="ro2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61">
            <text:p>661</text:p>
          </table:table-cell>
          <table:table-cell table:formula="of:=[.H189]" office:value-type="float" office:value="661">
            <text:p>661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61 /Title (Proprium Sanctorum) /OUT pdfmark">
            <text:p>[ /Count -13 /Page 661 /Title (Proprium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62">
            <text:p>662</text:p>
          </table:table-cell>
          <table:table-cell table:formula="of:=[.H190]" office:value-type="float" office:value="662">
            <text:p>662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2 /Title (Sancti Andreae) /OUT pdfmark">
            <text:p>[ /Page 662 /Title (Sancti Andre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  <table:table-cell table:formula="of:=[.H191]" office:value-type="float" office:value="670">
            <text:p>670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70 /Title (in Conceptione Immaculata B.M.V.) /OUT pdfmark">
            <text:p>[ /Page 670 /Title (in Conceptione Immaculata B.M.V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  <table:table-cell table:formula="of:=[.H192]" office:value-type="float" office:value="677">
            <text:p>677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7 /Title (Sancti Thomae, Ap.) /OUT pdfmark">
            <text:p>[ /Page 677 /Title (Sancti Thomae, Ap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  <table:table-cell table:formula="of:=[.H193]" office:value-type="float" office:value="693">
            <text:p>693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93 /Title (Festa Januarii) /OUT pdfmark">
            <text:p>[ /Page 693 /Title (Festa Januar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Julii</text:p>
          </table:table-cell>
          <table:table-cell office:value-type="float" office:value="714">
            <text:p>714</text:p>
          </table:table-cell>
          <table:table-cell table:formula="of:=[.H194]" office:value-type="float" office:value="714">
            <text:p>714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714 /Title (Festa Februarii) /OUT pdfmark">
            <text:p>[ /Page 714 /Title (Festa Februar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Festa Augusti</text:p>
          </table:table-cell>
          <table:table-cell office:value-type="float" office:value="726">
            <text:p>726</text:p>
          </table:table-cell>
          <table:table-cell table:formula="of:=[.H195]" office:value-type="float" office:value="726">
            <text:p>726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726 /Title (in Purificatione B. Mariae Virg.) /OUT pdfmark">
            <text:p>[ /Page 726 /Title (in Purification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  <table:table-cell table:formula="of:=[.H196]" office:value-type="float" office:value="726">
            <text:p>726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726 /Title (Festa Julii) /OUT pdfmark">
            <text:p>[ /Page 726 /Title (Festa Jul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  <table:table-cell table:formula="of:=[.H197]" office:value-type="float" office:value="733">
            <text:p>733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33 /Title (Festa Septembris) /OUT pdfmark">
            <text:p>[ /Page 733 /Title (Festa Septemb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  <table:table-cell table:formula="of:=[.H198]" office:value-type="float" office:value="736">
            <text:p>736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36 /Title (in Nativitate B. Mariae Virg.) /OUT pdfmark">
            <text:p>[ /Page 736 /Title (in Nativitat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  <table:table-cell table:formula="of:=[.H199]" office:value-type="float" office:value="738">
            <text:p>73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38 /Title (in Exaltatione Sanctae Crucis) /OUT pdfmark">
            <text:p>[ /Page 738 /Title (in Exaltatione Sanctae Cru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Festa Septembris</text:p>
          </table:table-cell>
          <table:table-cell office:value-type="float" office:value="744">
            <text:p>744</text:p>
          </table:table-cell>
          <table:table-cell table:formula="of:=[.H200]" office:value-type="float" office:value="744">
            <text:p>744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44 /Title (Septem Dolorum B. Mariae Virg.) /OUT pdfmark">
            <text:p>[ /Page 744 /Title (Septem Dolorum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  <table:table-cell table:formula="of:=[.H201]" office:value-type="float" office:value="747">
            <text:p>747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47 /Title (Sancti Matthaei) /OUT pdfmark">
            <text:p>[ /Page 747 /Title (Sancti Matthae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  <table:table-cell table:formula="of:=[.H202]" office:value-type="float" office:value="751">
            <text:p>751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51 /Title (in Dedicatione S. Michaelis Archangeli) /OUT pdfmark">
            <text:p>[ /Page 751 /Title (in Dedicatione S. Michaelis Archangel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æ Virg.</text:p>
          </table:table-cell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  <table:table-cell table:formula="of:=[.H203]" office:value-type="float" office:value="755">
            <text:p>755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Page 755 /Title (Septem Dolorum B. Mariæ Virg.) /OUT pdfmark">
            <text:p>[ /Page 755 /Title (Septem Dolorum B. Mariæ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æi</text:p>
          </table:table-cell>
          <table:table-cell office:value-type="string">
            <text:p>Sancti Matthæi</text:p>
          </table:table-cell>
          <table:table-cell office:value-type="float" office:value="764">
            <text:p>764</text:p>
          </table:table-cell>
          <table:table-cell table:formula="of:=[.H204]" office:value-type="float" office:value="764">
            <text:p>764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64 /Title (Sancti Matthæi) /OUT pdfmark">
            <text:p>[ /Page 764 /Title (Sancti Matthæ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  <table:table-cell table:formula="of:=[.H205]" office:value-type="float" office:value="768">
            <text:p>768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68 /Title (in Dedicatione S. Michaelis Archangeli) /OUT pdfmark">
            <text:p>[ /Page 768 /Title (in Dedicatione S. Michaelis Archangel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Beatæ Mariæ Virg. a Rosario</text:p>
          </table:table-cell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  <table:table-cell table:formula="of:=[.H206]" office:value-type="float" office:value="782">
            <text:p>782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82 /Title (Beatæ Mariæ Virg. a Rosario) /OUT pdfmark">
            <text:p>[ /Page 782 /Title (Beatæ Mariæ Virg. a Rosario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Maternitatis B. Mariæ Virg.</text:p>
          </table:table-cell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  <table:table-cell table:formula="of:=[.H207]" office:value-type="float" office:value="791">
            <text:p>791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91 /Title (Maternitatis B. Mariæ Virg.) /OUT pdfmark">
            <text:p>[ /Page 791 /Title (Maternitatis B. Mariæ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Lucæ</text:p>
          </table:table-cell>
          <table:table-cell office:value-type="string">
            <text:p>Sancti Lucæ</text:p>
          </table:table-cell>
          <table:table-cell office:value-type="float" office:value="799">
            <text:p>799</text:p>
          </table:table-cell>
          <table:table-cell table:formula="of:=[.H208]" office:value-type="float" office:value="799">
            <text:p>799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99 /Title (Sancti Lucæ) /OUT pdfmark">
            <text:p>[ /Page 799 /Title (Sancti Lucæ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D.N. Jesu Christi Regis</text:p>
          </table:table-cell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  <table:table-cell table:formula="of:=[.H209]" office:value-type="float" office:value="809">
            <text:p>80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809 /Title (D.N. Jesu Christi Regis) /OUT pdfmark">
            <text:p>[ /Page 809 /Title (D.N. Jesu Christi Reg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s. Simonis et Judæ</text:p>
          </table:table-cell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  <table:table-cell table:formula="of:=[.H210]" office:value-type="float" office:value="816">
            <text:p>816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816 /Title (Ss. Simonis et Judæ) /OUT pdfmark">
            <text:p>[ /Page 816 /Title (Ss. Simonis et Judæ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Festo Omnium Sanctorum</text:p>
          </table:table-cell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  <table:table-cell table:formula="of:=[.H211]" office:value-type="float" office:value="817">
            <text:p>817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817 /Title (in Festo Omnium Sanctorum) /OUT pdfmark">
            <text:p>[ /Page 817 /Title (in Festo Omnium Sa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Commem. Omnium Fidelium Defunctorum</text:p>
          </table:table-cell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  <table:table-cell table:formula="of:=[.H212]" office:value-type="float" office:value="824">
            <text:p>824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824 /Title (in Commem. Omnium Fidelium Defunctorum) /OUT pdfmark">
            <text:p>[ /Page 824 /Title (in Commem. Omnium Fidelium Defu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Archibasilicæ Ssmi Salvatoris</text:p>
          </table:table-cell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  <table:table-cell table:formula="of:=[.H213]" office:value-type="float" office:value="845">
            <text:p>845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845 /Title (in Dedicatione Archibasilicæ Ssmi Salvatoris) /OUT pdfmark">
            <text:p>[ /Page 845 /Title (in Dedicatione Archibasilicæ Ssmi Salvatoris) /OUT pdfmark</text:p>
          </table:table-cell>
        </table:table-row>
        <table:table-row table:style-name="ro2">
          <table:table-cell table:formula="of:=COUNT([.E215:.E227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861">
            <text:p>861</text:p>
          </table:table-cell>
          <table:table-cell table:formula="of:=[.H214]" office:value-type="float" office:value="861">
            <text:p>861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Count -13 /Page 861 /Title (Commune Sanctorum) /OUT pdfmark">
            <text:p>[ /Count -13 /Page 861 /Title (Commune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862">
            <text:p>862</text:p>
          </table:table-cell>
          <table:table-cell table:formula="of:=[.H215]" office:value-type="float" office:value="862">
            <text:p>862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62 /Title (Commune Apostolorum) /OUT pdfmark">
            <text:p>[ /Page 862 /Title (Commune Apostol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870">
            <text:p>870</text:p>
          </table:table-cell>
          <table:table-cell table:formula="of:=[.H216]" office:value-type="float" office:value="870">
            <text:p>870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70 /Title (Commune Apostolorum aut Martyrum PT) /OUT pdfmark">
            <text:p>[ /Page 870 /Title (Commune Apostolorum aut Martyrum PT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875">
            <text:p>875</text:p>
          </table:table-cell>
          <table:table-cell table:formula="of:=[.H217]" office:value-type="float" office:value="875">
            <text:p>875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Page 875 /Title (Commune Unius aut Plurium Summorum Pontificum) /OUT pdfmark">
            <text:p>[ /Page 875 /Title (Commune Unius aut Plurium Summorum Pontific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876">
            <text:p>876</text:p>
          </table:table-cell>
          <table:table-cell table:formula="of:=[.H218]" office:value-type="float" office:value="876">
            <text:p>876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76 /Title (Commune Unius Martyris) /OUT pdfmark">
            <text:p>[ /Page 876 /Title (Commune Unius Marty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882">
            <text:p>882</text:p>
          </table:table-cell>
          <table:table-cell table:formula="of:=[.H219]" office:value-type="float" office:value="882">
            <text:p>882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82 /Title (Commune Plurimorum Martyrum) /OUT pdfmark">
            <text:p>[ /Page 882 /Title (Commune Plurimor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887">
            <text:p>887</text:p>
          </table:table-cell>
          <table:table-cell table:formula="of:=[.H220]" office:value-type="float" office:value="887">
            <text:p>887</text:p>
          </table:table-cell>
          <table:table-cell table:formula="of:=IF([.A220]&gt;0;&quot;[ /Count -&quot; &amp; [.A220];&quot;[&quot;) &amp; &quot; /Page &quot; &amp; [.I220] &amp; &quot; /Title (&quot; &amp; [.F220] &amp; &quot;) /OUT pdfmark&quot;" office:value-type="string" office:string-value="[ /Page 887 /Title (Commune Confessoris Pontificis) /OUT pdfmark">
            <text:p>[ /Page 887 /Title (Commune Confessoris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893">
            <text:p>893</text:p>
          </table:table-cell>
          <table:table-cell table:formula="of:=[.H221]" office:value-type="float" office:value="893">
            <text:p>893</text:p>
          </table:table-cell>
          <table:table-cell table:formula="of:=IF([.A221]&gt;0;&quot;[ /Count -&quot; &amp; [.A221];&quot;[&quot;) &amp; &quot; /Page &quot; &amp; [.I221] &amp; &quot; /Title (&quot; &amp; [.F221] &amp; &quot;) /OUT pdfmark&quot;" office:value-type="string" office:string-value="[ /Page 893 /Title (Commune Confessoris non Pontificis) /OUT pdfmark">
            <text:p>[ /Page 893 /Title (Commune Confessoris non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900">
            <text:p>900</text:p>
          </table:table-cell>
          <table:table-cell table:formula="of:=[.H222]" office:value-type="float" office:value="900">
            <text:p>900</text:p>
          </table:table-cell>
          <table:table-cell table:formula="of:=IF([.A222]&gt;0;&quot;[ /Count -&quot; &amp; [.A222];&quot;[&quot;) &amp; &quot; /Page &quot; &amp; [.I222] &amp; &quot; /Title (&quot; &amp; [.F222] &amp; &quot;) /OUT pdfmark&quot;" office:value-type="string" office:string-value="[ /Page 900 /Title (Commune Virginum) /OUT pdfmark">
            <text:p>[ /Page 900 /Title (Commune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905">
            <text:p>905</text:p>
          </table:table-cell>
          <table:table-cell table:formula="of:=[.H223]" office:value-type="float" office:value="905">
            <text:p>905</text:p>
          </table:table-cell>
          <table:table-cell table:formula="of:=IF([.A223]&gt;0;&quot;[ /Count -&quot; &amp; [.A223];&quot;[&quot;) &amp; &quot; /Page &quot; &amp; [.I223] &amp; &quot; /Title (&quot; &amp; [.F223] &amp; &quot;) /OUT pdfmark&quot;" office:value-type="string" office:string-value="[ /Page 905 /Title (Commune non Virginum) /OUT pdfmark">
            <text:p>[ /Page 905 /Title (Commune non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912">
            <text:p>912</text:p>
          </table:table-cell>
          <table:table-cell table:formula="of:=[.H224]" office:value-type="float" office:value="912">
            <text:p>912</text:p>
          </table:table-cell>
          <table:table-cell table:formula="of:=IF([.A224]&gt;0;&quot;[ /Count -&quot; &amp; [.A224];&quot;[&quot;) &amp; &quot; /Page &quot; &amp; [.I224] &amp; &quot; /Title (&quot; &amp; [.F224] &amp; &quot;) /OUT pdfmark&quot;" office:value-type="string" office:string-value="[ /Page 912 /Title (Commune Dedicationis Ecclesiae) /OUT pdfmark">
            <text:p>[ /Page 912 /Title (Commune Dedicationis Eccles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918">
            <text:p>918</text:p>
          </table:table-cell>
          <table:table-cell table:formula="of:=[.H225]" office:value-type="float" office:value="918">
            <text:p>918</text:p>
          </table:table-cell>
          <table:table-cell table:formula="of:=IF([.A225]&gt;0;&quot;[ /Count -&quot; &amp; [.A225];&quot;[&quot;) &amp; &quot; /Page &quot; &amp; [.I225] &amp; &quot; /Title (&quot; &amp; [.F225] &amp; &quot;) /OUT pdfmark&quot;" office:value-type="string" office:string-value="[ /Page 918 /Title (Commune Sanctae Mariae Virginis) /OUT pdfmark">
            <text:p>[ /Page 918 /Title (Commune Sanctae Mariae Virgi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927">
            <text:p>927</text:p>
          </table:table-cell>
          <table:table-cell table:formula="of:=[.H226]" office:value-type="float" office:value="927">
            <text:p>927</text:p>
          </table:table-cell>
          <table:table-cell table:formula="of:=IF([.A226]&gt;0;&quot;[ /Count -&quot; &amp; [.A226];&quot;[&quot;) &amp; &quot; /Page &quot; &amp; [.I226] &amp; &quot; /Title (&quot; &amp; [.F226] &amp; &quot;) /OUT pdfmark&quot;" office:value-type="string" office:string-value="[ /Page 927 /Title (Commune Sanctae Mariae in Sabbato) /OUT pdfmark">
            <text:p>[ /Page 927 /Title (Commune Sanctae Mariae in Sabbat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931">
            <text:p>931</text:p>
          </table:table-cell>
          <table:table-cell table:formula="of:=[.H227]" office:value-type="float" office:value="931">
            <text:p>931</text:p>
          </table:table-cell>
          <table:table-cell table:formula="of:=IF([.A227]&gt;0;&quot;[ /Count -&quot; &amp; [.A227];&quot;[&quot;) &amp; &quot; /Page &quot; &amp; [.I227] &amp; &quot; /Title (&quot; &amp; [.F227] &amp; &quot;) /OUT pdfmark&quot;" office:value-type="string" office:string-value="[ /Page 931 /Title (Officium Defunctorum) /OUT pdfmark">
            <text:p>[ /Page 931 /Title (Officium Defunctorum) /OUT pdfmark</text:p>
          </table:table-cell>
        </table:table-row>
        <table:table-row table:style-name="ro1">
          <table:table-cell table:formula="of:=COUNT([.E229:.E230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967">
            <text:p>967</text:p>
          </table:table-cell>
          <table:table-cell table:formula="of:=[.H228]" office:value-type="float" office:value="967">
            <text:p>967</text:p>
          </table:table-cell>
          <table:table-cell table:formula="of:=IF([.A228]&gt;0;&quot;[ /Count -&quot; &amp; [.A228];&quot;[&quot;) &amp; &quot; /Page &quot; &amp; [.I228] &amp; &quot; /Title (&quot; &amp; [.F228] &amp; &quot;) /OUT pdfmark&quot;" office:value-type="string" office:string-value="[ /Count -2 /Page 967 /Title (Appendix) /OUT pdfmark">
            <text:p>[ /Count -2 /Page 967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967">
            <text:p>967</text:p>
          </table:table-cell>
          <table:table-cell table:formula="of:=[.H229]" office:value-type="float" office:value="967">
            <text:p>967</text:p>
          </table:table-cell>
          <table:table-cell table:formula="of:=IF([.A229]&gt;0;&quot;[ /Count -&quot; &amp; [.A229];&quot;[&quot;) &amp; &quot; /Page &quot; &amp; [.I229] &amp; &quot; /Title (&quot; &amp; [.F229] &amp; &quot;) /OUT pdfmark&quot;" office:value-type="string" office:string-value="[ /Page 967 /Title (I: Penitential Psalms) /OUT pdfmark">
            <text:p>[ /Page 967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976">
            <text:p>976</text:p>
          </table:table-cell>
          <table:table-cell table:formula="of:=[.H230]" office:value-type="float" office:value="976">
            <text:p>976</text:p>
          </table:table-cell>
          <table:table-cell table:formula="of:=IF([.A230]&gt;0;&quot;[ /Count -&quot; &amp; [.A230];&quot;[&quot;) &amp; &quot; /Page &quot; &amp; [.I230] &amp; &quot; /Title (&quot; &amp; [.F230] &amp; &quot;) /OUT pdfmark&quot;" office:value-type="string" office:string-value="[ /Page 976 /Title (II: Litany of the Saints) /OUT pdfmark">
            <text:p>[ /Page 976 /Title (II: Litany of the Saints) /OUT pdfmark</text:p>
          </table:table-cell>
        </table:table-row>
        <table:table-row table:style-name="ro1" table:number-rows-repeated="65305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0">02/20/2009</text:date>, <text:time>04:0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9-12T03:01:03</meta:creation-date>
    <dc:creator>David Siefker</dc:creator>
    <dc:date>2009-02-20T04:00:10.75</dc:date>
    <meta:editing-cycles>5</meta:editing-cycles>
    <meta:editing-duration>PT00H40M00S</meta:editing-duration>
    <meta:document-statistic meta:table-count="3" meta:cell-count="3603" meta:object-count="0"/>
    <meta:user-defined meta:name="Info 1"/>
    <meta:user-defined meta:name="Info 2"/>
    <meta:user-defined meta:name="Info 3"/>
    <meta:user-defined meta:name="Info 4"/>
  </office:meta>
</office:document-meta>
</file>